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Mono PS" svg:font-family="'Nimbus Mono P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Nimbus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 Mono PS" style:font-size-asian="10pt" style:language-asian="none" style:country-asian="none" style:font-style-asian="normal" style:font-weight-asian="normal" style:font-name-complex="Nimbus Mono P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text-outline="false" style:text-line-through-style="none" style:text-line-through-type="none" style:font-name="Nimbus Mono P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 Mono PS" style:font-size-asian="9pt" style:language-asian="none" style:country-asian="none" style:font-style-asian="normal" style:font-weight-asian="normal" style:font-name-complex="Nimbus Mono P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ie Random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Hashmap Random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Red Black Random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play Random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10K total</text:p>
          </table:table-cell>
          <table:table-cell office:value-type="float" office:value="27543" calcext:value-type="float">
            <text:p>27543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1268" calcext:value-type="float">
            <text:p>1268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3268" calcext:value-type="float">
            <text:p>3268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string" calcext:value-type="string">
            <text:p>50K total</text:p>
          </table:table-cell>
          <table:table-cell office:value-type="float" office:value="129548" calcext:value-type="float">
            <text:p>129548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6393" calcext:value-type="float">
            <text:p>6393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16245" calcext:value-type="float">
            <text:p>16245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30269" calcext:value-type="float">
            <text:p>30269</text:p>
          </table:table-cell>
        </table:table-row>
        <table:table-row table:style-name="ro1">
          <table:table-cell office:value-type="string" calcext:value-type="string">
            <text:p>10000k total</text:p>
          </table:table-cell>
          <table:table-cell office:value-type="float" office:value="238994" calcext:value-type="float">
            <text:p>238994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13367" calcext:value-type="float">
            <text:p>13367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39158" calcext:value-type="float">
            <text:p>39158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66724" calcext:value-type="float">
            <text:p>66724</text:p>
          </table:table-cell>
        </table:table-row>
        <table:table-row table:style-name="ro1">
          <table:table-cell office:value-type="string" calcext:value-type="string">
            <text:p>20000k total</text:p>
          </table:table-cell>
          <table:table-cell office:value-type="float" office:value="450124" calcext:value-type="float">
            <text:p>450124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42634" calcext:value-type="float">
            <text:p>42634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70803" calcext:value-type="float">
            <text:p>70803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152630" calcext:value-type="float">
            <text:p>152630</text:p>
          </table:table-cell>
        </table:table-row>
        <table:table-row table:style-name="ro1">
          <table:table-cell office:value-type="string" calcext:value-type="string">
            <text:p>30000k total</text:p>
          </table:table-cell>
          <table:table-cell office:value-type="float" office:value="330902" calcext:value-type="float">
            <text:p>330902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40032" calcext:value-type="float">
            <text:p>40032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127890" calcext:value-type="float">
            <text:p>127890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182348" calcext:value-type="float">
            <text:p>182348</text:p>
          </table:table-cell>
        </table:table-row>
        <table:table-row table:style-name="ro1">
          <table:table-cell office:value-type="string" calcext:value-type="string">
            <text:p>40000k total</text:p>
          </table:table-cell>
          <table:table-cell office:value-type="float" office:value="441984" calcext:value-type="float">
            <text:p>441984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78200" calcext:value-type="float">
            <text:p>78200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129206" calcext:value-type="float">
            <text:p>129206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235419" calcext:value-type="float">
            <text:p>235419</text:p>
          </table:table-cell>
        </table:table-row>
        <table:table-row table:style-name="ro1">
          <table:table-cell office:value-type="string" calcext:value-type="string">
            <text:p>50000k total</text:p>
          </table:table-cell>
          <table:table-cell office:value-type="float" office:value="551655" calcext:value-type="float">
            <text:p>551655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82655" calcext:value-type="float">
            <text:p>82655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159837" calcext:value-type="float">
            <text:p>159837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293195" calcext:value-type="float">
            <text:p>293195</text:p>
          </table:table-cell>
        </table:table-row>
        <table:table-row table:style-name="ro1">
          <table:table-cell office:value-type="string" calcext:value-type="string">
            <text:p>60000k total</text:p>
          </table:table-cell>
          <table:table-cell office:value-type="float" office:value="661287" calcext:value-type="float">
            <text:p>661287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74961" calcext:value-type="float">
            <text:p>74961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187760" calcext:value-type="float">
            <text:p>187760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351068" calcext:value-type="float">
            <text:p>351068</text:p>
          </table:table-cell>
        </table:table-row>
        <table:table-row table:style-name="ro1">
          <table:table-cell office:value-type="string" calcext:value-type="string">
            <text:p>70000k total</text:p>
          </table:table-cell>
          <table:table-cell office:value-type="float" office:value="770108" calcext:value-type="float">
            <text:p>770108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85758" calcext:value-type="float">
            <text:p>85758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221609" calcext:value-type="float">
            <text:p>221609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407901" calcext:value-type="float">
            <text:p>407901</text:p>
          </table:table-cell>
        </table:table-row>
        <table:table-row table:style-name="ro1">
          <table:table-cell office:value-type="string" calcext:value-type="string">
            <text:p>80000k total</text:p>
          </table:table-cell>
          <table:table-cell office:value-type="float" office:value="880752" calcext:value-type="float">
            <text:p>880752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98815" calcext:value-type="float">
            <text:p>98815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251758" calcext:value-type="float">
            <text:p>251758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467253" calcext:value-type="float">
            <text:p>467253</text:p>
          </table:table-cell>
        </table:table-row>
        <table:table-row table:style-name="ro1">
          <table:table-cell office:value-type="string" calcext:value-type="string">
            <text:p>90000k total</text:p>
          </table:table-cell>
          <table:table-cell office:value-type="float" office:value="989177" calcext:value-type="float">
            <text:p>989177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110944" calcext:value-type="float">
            <text:p>110944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283110" calcext:value-type="float">
            <text:p>283110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530654" calcext:value-type="float">
            <text:p>530654</text:p>
          </table:table-cell>
        </table:table-row>
        <table:table-row table:style-name="ro1">
          <table:table-cell office:value-type="string" calcext:value-type="string">
            <text:p>100000k total</text:p>
          </table:table-cell>
          <table:table-cell office:value-type="float" office:value="1099725" calcext:value-type="float">
            <text:p>1099725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123946" calcext:value-type="float">
            <text:p>123946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313658" calcext:value-type="float">
            <text:p>313658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597214" calcext:value-type="float">
            <text:p>597214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Trie Repeat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Hashmap Repeat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Red Black Repeat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play Repeat</text:p>
          </table:table-cell>
          <table:covered-table-cell/>
        </table:table-row>
        <table:table-row table:style-name="ro1">
          <table:table-cell office:value-type="string" calcext:value-type="string">
            <text:p>10K total</text:p>
          </table:table-cell>
          <table:table-cell office:value-type="float" office:value="27864" calcext:value-type="float">
            <text:p>27864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3432" calcext:value-type="float">
            <text:p>3432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11478" calcext:value-type="float">
            <text:p>11478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string" calcext:value-type="string">
            <text:p>10K total</text:p>
          </table:table-cell>
          <table:table-cell office:value-type="float" office:value="191309" calcext:value-type="float">
            <text:p>191309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17077" calcext:value-type="float">
            <text:p>17077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63893" calcext:value-type="float">
            <text:p>63893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37413" calcext:value-type="float">
            <text:p>37413</text:p>
          </table:table-cell>
        </table:table-row>
        <table:table-row table:style-name="ro1">
          <table:table-cell office:value-type="string" calcext:value-type="string">
            <text:p>10000k total</text:p>
          </table:table-cell>
          <table:table-cell office:value-type="float" office:value="286395" calcext:value-type="float">
            <text:p>286395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47377" calcext:value-type="float">
            <text:p>47377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144881" calcext:value-type="float">
            <text:p>144881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84088" calcext:value-type="float">
            <text:p>84088</text:p>
          </table:table-cell>
        </table:table-row>
        <table:table-row table:style-name="ro1">
          <table:table-cell office:value-type="string" calcext:value-type="string">
            <text:p>20000k total</text:p>
          </table:table-cell>
          <table:table-cell office:value-type="float" office:value="552989" calcext:value-type="float">
            <text:p>552989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98545" calcext:value-type="float">
            <text:p>98545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241339" calcext:value-type="float">
            <text:p>241339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178607" calcext:value-type="float">
            <text:p>178607</text:p>
          </table:table-cell>
        </table:table-row>
        <table:table-row table:style-name="ro1">
          <table:table-cell office:value-type="string" calcext:value-type="string">
            <text:p>30000k total</text:p>
          </table:table-cell>
          <table:table-cell office:value-type="float" office:value="827125" calcext:value-type="float">
            <text:p>827125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154104" calcext:value-type="float">
            <text:p>154104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325602" calcext:value-type="float">
            <text:p>325602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206401" calcext:value-type="float">
            <text:p>206401</text:p>
          </table:table-cell>
        </table:table-row>
        <table:table-row table:style-name="ro1">
          <table:table-cell office:value-type="string" calcext:value-type="string">
            <text:p>40000k total</text:p>
          </table:table-cell>
          <table:table-cell office:value-type="float" office:value="1105527" calcext:value-type="float">
            <text:p>1105527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165012" calcext:value-type="float">
            <text:p>165012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434703" calcext:value-type="float">
            <text:p>434703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533311" calcext:value-type="float">
            <text:p>533311</text:p>
          </table:table-cell>
        </table:table-row>
        <table:table-row table:style-name="ro1">
          <table:table-cell office:value-type="string" calcext:value-type="string">
            <text:p>50000k total</text:p>
          </table:table-cell>
          <table:table-cell office:value-type="float" office:value="1382320" calcext:value-type="float">
            <text:p>1382320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208987" calcext:value-type="float">
            <text:p>208987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542284" calcext:value-type="float">
            <text:p>542284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723325" calcext:value-type="float">
            <text:p>723325</text:p>
          </table:table-cell>
        </table:table-row>
        <table:table-row table:style-name="ro1">
          <table:table-cell office:value-type="string" calcext:value-type="string">
            <text:p>60000k total</text:p>
          </table:table-cell>
          <table:table-cell office:value-type="float" office:value="1656260" calcext:value-type="float">
            <text:p>1656260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246855" calcext:value-type="float">
            <text:p>246855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658214" calcext:value-type="float">
            <text:p>658214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604287" calcext:value-type="float">
            <text:p>604287</text:p>
          </table:table-cell>
        </table:table-row>
        <table:table-row table:style-name="ro1">
          <table:table-cell office:value-type="string" calcext:value-type="string">
            <text:p>70000k total</text:p>
          </table:table-cell>
          <table:table-cell office:value-type="float" office:value="1926708" calcext:value-type="float">
            <text:p>1926708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293517" calcext:value-type="float">
            <text:p>293517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760469" calcext:value-type="float">
            <text:p>760469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480337" calcext:value-type="float">
            <text:p>480337</text:p>
          </table:table-cell>
        </table:table-row>
        <table:table-row table:style-name="ro1">
          <table:table-cell office:value-type="string" calcext:value-type="string">
            <text:p>80000k total</text:p>
          </table:table-cell>
          <table:table-cell office:value-type="float" office:value="2222741" calcext:value-type="float">
            <text:p>2222741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337126" calcext:value-type="float">
            <text:p>337126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875089" calcext:value-type="float">
            <text:p>875089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549569" calcext:value-type="float">
            <text:p>549569</text:p>
          </table:table-cell>
        </table:table-row>
        <table:table-row table:style-name="ro1">
          <table:table-cell office:value-type="string" calcext:value-type="string">
            <text:p>90000k total</text:p>
          </table:table-cell>
          <table:table-cell office:value-type="float" office:value="2496225" calcext:value-type="float">
            <text:p>2496225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378597" calcext:value-type="float">
            <text:p>378597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982462" calcext:value-type="float">
            <text:p>982462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1008859" calcext:value-type="float">
            <text:p>100885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00000k total</text:p>
          </table:table-cell>
          <table:covered-table-cell office:value-type="float" office:value="2762306" calcext:value-type="float">
            <text:p>2762306</text:p>
          </table:covered-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682163" calcext:value-type="float">
            <text:p>682163</text:p>
          </table:table-cell>
          <table:table-cell/>
          <table:table-cell table:number-columns-spanned="2" table:number-rows-spanned="1"/>
          <table:covered-table-cell/>
          <table:table-cell office:value-type="string" calcext:value-type="string">
            <text:p>100000k total</text:p>
          </table:table-cell>
          <table:table-cell office:value-type="float" office:value="1083353" calcext:value-type="float">
            <text:p>1083353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1115523" calcext:value-type="float">
            <text:p>111552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1">
            <text:p>Trie Search Engine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Hashmap Search Engine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Red Black Search Engine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Splay Search Engine</text:p>
          </table:table-cell>
          <table:covered-table-cell/>
        </table:table-row>
        <table:table-row table:style-name="ro1">
          <table:table-cell office:value-type="string" calcext:value-type="string">
            <text:p>10K total</text:p>
          </table:table-cell>
          <table:table-cell office:value-type="float" office:value="19771" calcext:value-type="float">
            <text:p>19771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1899" calcext:value-type="float">
            <text:p>1899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5761" calcext:value-type="float">
            <text:p>5761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string" calcext:value-type="string">
            <text:p>10K total</text:p>
          </table:table-cell>
          <table:table-cell office:value-type="float" office:value="111000" calcext:value-type="float">
            <text:p>111000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9435" calcext:value-type="float">
            <text:p>9435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35803" calcext:value-type="float">
            <text:p>35803</text:p>
          </table:table-cell>
          <table:table-cell table:number-columns-repeated="3"/>
          <table:table-cell office:value-type="string" calcext:value-type="string">
            <text:p>10K total</text:p>
          </table:table-cell>
          <table:table-cell office:value-type="float" office:value="42826" calcext:value-type="float">
            <text:p>42826</text:p>
          </table:table-cell>
        </table:table-row>
        <table:table-row table:style-name="ro1">
          <table:table-cell office:value-type="string" calcext:value-type="string">
            <text:p>10000k total</text:p>
          </table:table-cell>
          <table:table-cell office:value-type="float" office:value="232477" calcext:value-type="float">
            <text:p>232477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18603" calcext:value-type="float">
            <text:p>18603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66387" calcext:value-type="float">
            <text:p>66387</text:p>
          </table:table-cell>
          <table:table-cell table:number-columns-repeated="3"/>
          <table:table-cell office:value-type="string" calcext:value-type="string">
            <text:p>10000k total</text:p>
          </table:table-cell>
          <table:table-cell office:value-type="float" office:value="84119" calcext:value-type="float">
            <text:p>84119</text:p>
          </table:table-cell>
        </table:table-row>
        <table:table-row table:style-name="ro1">
          <table:table-cell office:value-type="string" calcext:value-type="string">
            <text:p>20000k total</text:p>
          </table:table-cell>
          <table:table-cell office:value-type="float" office:value="575361" calcext:value-type="float">
            <text:p>575361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55404" calcext:value-type="float">
            <text:p>55404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171255" calcext:value-type="float">
            <text:p>171255</text:p>
          </table:table-cell>
          <table:table-cell table:number-columns-repeated="3"/>
          <table:table-cell office:value-type="string" calcext:value-type="string">
            <text:p>20000k total</text:p>
          </table:table-cell>
          <table:table-cell office:value-type="float" office:value="170545" calcext:value-type="float">
            <text:p>170545</text:p>
          </table:table-cell>
        </table:table-row>
        <table:table-row table:style-name="ro1">
          <table:table-cell office:value-type="string" calcext:value-type="string">
            <text:p>30000k total</text:p>
          </table:table-cell>
          <table:table-cell office:value-type="float" office:value="1209454" calcext:value-type="float">
            <text:p>1209454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63366" calcext:value-type="float">
            <text:p>63366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171469" calcext:value-type="float">
            <text:p>171469</text:p>
          </table:table-cell>
          <table:table-cell table:number-columns-repeated="3"/>
          <table:table-cell office:value-type="string" calcext:value-type="string">
            <text:p>30000k total</text:p>
          </table:table-cell>
          <table:table-cell office:value-type="float" office:value="216256" calcext:value-type="float">
            <text:p>216256</text:p>
          </table:table-cell>
        </table:table-row>
        <table:table-row table:style-name="ro1">
          <table:table-cell office:value-type="string" calcext:value-type="string">
            <text:p>40000k total</text:p>
          </table:table-cell>
          <table:table-cell office:value-type="float" office:value="781275" calcext:value-type="float">
            <text:p>781275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93725" calcext:value-type="float">
            <text:p>93725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226671" calcext:value-type="float">
            <text:p>226671</text:p>
          </table:table-cell>
          <table:table-cell table:number-columns-repeated="3"/>
          <table:table-cell office:value-type="string" calcext:value-type="string">
            <text:p>40000k total</text:p>
          </table:table-cell>
          <table:table-cell office:value-type="float" office:value="286567" calcext:value-type="float">
            <text:p>286567</text:p>
          </table:table-cell>
        </table:table-row>
        <table:table-row table:style-name="ro1">
          <table:table-cell office:value-type="string" calcext:value-type="string">
            <text:p>50000k total</text:p>
          </table:table-cell>
          <table:table-cell office:value-type="float" office:value="1197765" calcext:value-type="float">
            <text:p>1197765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94520" calcext:value-type="float">
            <text:p>94520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458715" calcext:value-type="float">
            <text:p>458715</text:p>
          </table:table-cell>
          <table:table-cell table:number-columns-repeated="3"/>
          <table:table-cell office:value-type="string" calcext:value-type="string">
            <text:p>50000k total</text:p>
          </table:table-cell>
          <table:table-cell office:value-type="float" office:value="359583" calcext:value-type="float">
            <text:p>359583</text:p>
          </table:table-cell>
        </table:table-row>
        <table:table-row table:style-name="ro1">
          <table:table-cell office:value-type="string" calcext:value-type="string">
            <text:p>60000k total</text:p>
          </table:table-cell>
          <table:table-cell office:value-type="float" office:value="1751744" calcext:value-type="float">
            <text:p>1751744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110880" calcext:value-type="float">
            <text:p>110880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711271" calcext:value-type="float">
            <text:p>711271</text:p>
          </table:table-cell>
          <table:table-cell table:number-columns-repeated="3"/>
          <table:table-cell office:value-type="string" calcext:value-type="string">
            <text:p>60000k total</text:p>
          </table:table-cell>
          <table:table-cell office:value-type="float" office:value="429458" calcext:value-type="float">
            <text:p>429458</text:p>
          </table:table-cell>
        </table:table-row>
        <table:table-row table:style-name="ro1">
          <table:table-cell office:value-type="string" calcext:value-type="string">
            <text:p>70000k total</text:p>
          </table:table-cell>
          <table:table-cell office:value-type="float" office:value="1833798" calcext:value-type="float">
            <text:p>1833798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128827" calcext:value-type="float">
            <text:p>128827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668936" calcext:value-type="float">
            <text:p>668936</text:p>
          </table:table-cell>
          <table:table-cell table:number-columns-repeated="3"/>
          <table:table-cell office:value-type="string" calcext:value-type="string">
            <text:p>70000k total</text:p>
          </table:table-cell>
          <table:table-cell office:value-type="float" office:value="501999" calcext:value-type="float">
            <text:p>501999</text:p>
          </table:table-cell>
        </table:table-row>
        <table:table-row table:style-name="ro1">
          <table:table-cell office:value-type="string" calcext:value-type="string">
            <text:p>80000k total</text:p>
          </table:table-cell>
          <table:table-cell office:value-type="float" office:value="1899561" calcext:value-type="float">
            <text:p>1899561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148761" calcext:value-type="float">
            <text:p>148761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461465" calcext:value-type="float">
            <text:p>461465</text:p>
          </table:table-cell>
          <table:table-cell table:number-columns-repeated="3"/>
          <table:table-cell office:value-type="string" calcext:value-type="string">
            <text:p>80000k total</text:p>
          </table:table-cell>
          <table:table-cell office:value-type="float" office:value="571808" calcext:value-type="float">
            <text:p>571808</text:p>
          </table:table-cell>
        </table:table-row>
        <table:table-row table:style-name="ro1">
          <table:table-cell office:value-type="string" calcext:value-type="string">
            <text:p>90000k total</text:p>
          </table:table-cell>
          <table:table-cell office:value-type="float" office:value="2560768" calcext:value-type="float">
            <text:p>2560768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167753" calcext:value-type="float">
            <text:p>167753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508678" calcext:value-type="float">
            <text:p>508678</text:p>
          </table:table-cell>
          <table:table-cell table:number-columns-repeated="3"/>
          <table:table-cell office:value-type="string" calcext:value-type="string">
            <text:p>90000k total</text:p>
          </table:table-cell>
          <table:table-cell office:value-type="float" office:value="643253" calcext:value-type="float">
            <text:p>643253</text:p>
          </table:table-cell>
        </table:table-row>
        <table:table-row table:style-name="ro1">
          <table:table-cell office:value-type="string" calcext:value-type="string">
            <text:p>100000k total</text:p>
          </table:table-cell>
          <table:table-cell office:value-type="float" office:value="2757286" calcext:value-type="float">
            <text:p>2757286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185564" calcext:value-type="float">
            <text:p>185564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714542" calcext:value-type="float">
            <text:p>714542</text:p>
          </table:table-cell>
          <table:table-cell table:number-columns-repeated="3"/>
          <table:table-cell office:value-type="string" calcext:value-type="string">
            <text:p>100000k total</text:p>
          </table:table-cell>
          <table:table-cell office:value-type="float" office:value="714720" calcext:value-type="float">
            <text:p>714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Mono PS" svg:font-family="'Nimbus Mono P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18:39.88161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08:30:30.135891994</meta:creation-date>
    <dc:date>2019-12-19T20:50:01.814867066</dc:date>
    <meta:editing-duration>PT1H32M22S</meta:editing-duration>
    <meta:editing-cycles>7</meta:editing-cycles>
    <meta:generator>LibreOffice/6.3.4.2.0$Linux_X86_64 LibreOffice_project/30$Build-2</meta:generator>
    <meta:document-statistic meta:table-count="1" meta:cell-count="300" meta:object-count="0"/>
  </office:meta>
</office:document-meta>
</file>